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5"/>
    <style:style style:name="P2" style:family="paragraph" style:parent-style-name="Quotations" style:list-style-name="L15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 Entramos en <text:span text:style-name="Strong_20_Emphasis">9 — Límites termodinámicos</text:span>, que es uno de los más profundos porque no se refiere a velocidad, energía o memoria por separado, sino a <text:span text:style-name="Strong_20_Emphasis">la estructura fundamental del universo</text:span>:<text:line-break/>la entropía, el calor, el orden y el coste físico de mantener información organizada.</text:p>
      <text:p text:style-name="Text_20_body">Como siempre, lo tratamos desde un punto de vista <text:span text:style-name="Strong_20_Emphasis">puramente lógico</text:span>, sin biología, sin hardware, sin vida todavía.</text:p>
      <text:p text:style-name="Horizontal_20_Line"/>
      <text:h text:style-name="Heading_20_1" text:outline-level="1">9 — LÍMITES TERMODINÁMICOS (versión lógica, no biológica)</text:h>
      <text:h text:style-name="Heading_20_2" text:outline-level="2">1. Qué significa el límite termodinámico, lógicamente</text:h>
      <text:p text:style-name="Text_20_body">En cualquier sistema físico que procesa información:</text:p>
      <text:list xml:id="list2731960072" text:style-name="L1">
        <text:list-item>
          <text:p text:style-name="P4">Todo proceso genera <text:span text:style-name="Strong_20_Emphasis">calor</text:span>. </text:p>
        </text:list-item>
        <text:list-item>
          <text:p text:style-name="P4">El calor debe <text:span text:style-name="Strong_20_Emphasis">disiparse</text:span> para evitar daños. </text:p>
        </text:list-item>
        <text:list-item>
          <text:p text:style-name="P4">Mantener orden requiere <text:span text:style-name="Strong_20_Emphasis">trabajo</text:span>. </text:p>
        </text:list-item>
        <text:list-item>
          <text:p text:style-name="P4">La entropía tiende a <text:span text:style-name="Strong_20_Emphasis">aumentar</text:span>. </text:p>
        </text:list-item>
        <text:list-item>
          <text:p text:style-name="P4">No existe proceso 100% eficiente. </text:p>
        </text:list-item>
        <text:list-item>
          <text:p text:style-name="P4">No se puede convertir toda la energía en trabajo útil. </text:p>
        </text:list-item>
        <text:list-item>
          <text:p text:style-name="P4">Borrar información tiene un coste mínimo (Landauer). </text:p>
        </text:list-item>
        <text:list-item>
          <text:p text:style-name="P3">La estabilidad estructural requiere energía continua. </text:p>
        </text:list-item>
      </text:list>
      <text:p text:style-name="Text_20_body">En términos lógicos:</text:p>
      <text:p text:style-name="Quotations">Ningún sistema puede mantener orden perfecto,<text:line-break/>ni operar sin generar calor,<text:line-break/>ni funcionar sin disipar energía,<text:line-break/>ni conservar información sin coste.</text:p>
      <text:p text:style-name="Text_20_body">Este límite es universal: afecta a cualquier arquitectura imaginable.</text:p>
      <text:p text:style-name="Horizontal_20_Line"/>
      <text:h text:style-name="Heading_20_2" text:outline-level="2">2. Cómo restringe esto la inteligencia de un sistema</text:h>
      <text:p text:style-name="Text_20_body">El límite termodinámico afecta a varios aspectos fundamentales:</text:p>
      <text:h text:style-name="Heading_20_3" text:outline-level="3">2.1. Densidad de procesamiento</text:h>
      <text:p text:style-name="Text_20_body">Si concentras demasiadas operaciones en un volumen pequeño:</text:p>
      <text:list xml:id="list1484945570" text:style-name="L2">
        <text:list-item>
          <text:p text:style-name="P6">generas demasiado calor </text:p>
        </text:list-item>
        <text:list-item>
          <text:p text:style-name="P6">no puedes disiparlo a tiempo </text:p>
        </text:list-item>
        <text:list-item>
          <text:p text:style-name="P5"><text:soft-page-break/>el sistema colapsa </text:p>
        </text:list-item>
      </text:list>
      <text:p text:style-name="Text_20_body">Esto limita cuán “compacta” puede ser una inteligencia.</text:p>
      <text:p text:style-name="Horizontal_20_Line"/>
      <text:h text:style-name="Heading_20_3" text:outline-level="3">2.2. Velocidad máxima sostenible</text:h>
      <text:p text:style-name="Text_20_body">Procesar más rápido → más calor por unidad de tiempo.</text:p>
      <text:p text:style-name="Text_20_body">Si no puedes disiparlo:</text:p>
      <text:list xml:id="list2283868808" text:style-name="L3">
        <text:list-item>
          <text:p text:style-name="P8">debes reducir la velocidad </text:p>
        </text:list-item>
        <text:list-item>
          <text:p text:style-name="P8">o distribuir el procesamiento </text:p>
        </text:list-item>
        <text:list-item>
          <text:p text:style-name="P7">o aumentar el volumen físico </text:p>
        </text:list-item>
      </text:list>
      <text:p text:style-name="Text_20_body">Esto limita la velocidad máxima de razonamiento.</text:p>
      <text:p text:style-name="Horizontal_20_Line"/>
      <text:h text:style-name="Heading_20_3" text:outline-level="3">2.3. Estabilidad estructural</text:h>
      <text:p text:style-name="Text_20_body">La entropía empuja hacia el desorden:</text:p>
      <text:list xml:id="list1317341623" text:style-name="L4">
        <text:list-item>
          <text:p text:style-name="P10">conexiones se degradan </text:p>
        </text:list-item>
        <text:list-item>
          <text:p text:style-name="P10">estados se vuelven inestables </text:p>
        </text:list-item>
        <text:list-item>
          <text:p text:style-name="P9">estructuras se deterioran </text:p>
        </text:list-item>
      </text:list>
      <text:p text:style-name="Text_20_body">Esto limita la longevidad del sistema.</text:p>
      <text:p text:style-name="Horizontal_20_Line"/>
      <text:h text:style-name="Heading_20_3" text:outline-level="3">2.4. Coste de mantener información</text:h>
      <text:p text:style-name="Text_20_body">Mantener información ordenada requiere energía:</text:p>
      <text:list xml:id="list1019998979" text:style-name="L5">
        <text:list-item>
          <text:p text:style-name="P12">refrescar estados </text:p>
        </text:list-item>
        <text:list-item>
          <text:p text:style-name="P12">corregir errores </text:p>
        </text:list-item>
        <text:list-item>
          <text:p text:style-name="P11">estabilizar representaciones </text:p>
        </text:list-item>
      </text:list>
      <text:p text:style-name="Text_20_body">Esto limita la memoria a largo plazo.</text:p>
      <text:p text:style-name="Horizontal_20_Line"/>
      <text:h text:style-name="Heading_20_3" text:outline-level="3">2.5. Coste de borrar información</text:h>
      <text:p text:style-name="Text_20_body">Borrar información tiene un coste energético mínimo inevitable.</text:p>
      <text:p text:style-name="Text_20_body">Esto limita:</text:p>
      <text:list xml:id="list1113823417" text:style-name="L6">
        <text:list-item>
          <text:p text:style-name="P14">la eficiencia de algoritmos que dependen de borrado frecuente </text:p>
        </text:list-item>
        <text:list-item>
          <text:p text:style-name="P14">la capacidad de reescribir memoria sin coste </text:p>
        </text:list-item>
        <text:list-item>
          <text:p text:style-name="P13">la posibilidad de “resetear” el sistema sin gasto </text:p>
        </text:list-item>
      </text:list>
      <text:p text:style-name="Horizontal_20_Line"/>
      <text:h text:style-name="Heading_20_3" text:outline-level="3"><text:soft-page-break/>2.6. Escalabilidad</text:h>
      <text:p text:style-name="Text_20_body">Cuanto más grande el sistema:</text:p>
      <text:list xml:id="list2934055271" text:style-name="L7">
        <text:list-item>
          <text:p text:style-name="P16">más calor total genera </text:p>
        </text:list-item>
        <text:list-item>
          <text:p text:style-name="P16">más difícil es disiparlo </text:p>
        </text:list-item>
        <text:list-item>
          <text:p text:style-name="P15">más energía requiere para mantener orden </text:p>
        </text:list-item>
      </text:list>
      <text:p text:style-name="Text_20_body">Esto limita el tamaño máximo útil.</text:p>
      <text:p text:style-name="Horizontal_20_Line"/>
      <text:h text:style-name="Heading_20_2" text:outline-level="2">3. Qué arquitectura minimiza el impacto del límite termodinámico</text:h>
      <text:p text:style-name="Text_20_body">Aquí viene la parte clave:<text:line-break/><text:span text:style-name="Strong_20_Emphasis">si todo proceso genera calor y la entropía siempre aumenta,<text:line-break/>¿cómo debe organizarse un sistema para seguir siendo inteligente?</text:span></text:p>
      <text:p text:style-name="Text_20_body">La arquitectura óptima tiene varias propiedades.</text:p>
      <text:p text:style-name="Horizontal_20_Line"/>
      <text:h text:style-name="Heading_20_3" text:outline-level="3">3.1. Procesamiento distribuido</text:h>
      <text:p text:style-name="Text_20_body">Para evitar concentraciones de calor:</text:p>
      <text:list xml:id="list372158749" text:style-name="L8">
        <text:list-item>
          <text:p text:style-name="P18">el procesamiento se reparte </text:p>
        </text:list-item>
        <text:list-item>
          <text:p text:style-name="P18">cada módulo opera a baja potencia </text:p>
        </text:list-item>
        <text:list-item>
          <text:p text:style-name="P17">no existe un “núcleo caliente” central </text:p>
        </text:list-item>
      </text:list>
      <text:p text:style-name="Text_20_body">Esto reduce la densidad térmica.</text:p>
      <text:p text:style-name="Horizontal_20_Line"/>
      <text:h text:style-name="Heading_20_3" text:outline-level="3">3.2. Baja potencia por unidad</text:h>
      <text:p text:style-name="Text_20_body">La arquitectura óptima no intenta maximizar la potencia local, sino:</text:p>
      <text:list xml:id="list945474302" text:style-name="L9">
        <text:list-item>
          <text:p text:style-name="P20">minimizar el calor generado por operación </text:p>
        </text:list-item>
        <text:list-item>
          <text:p text:style-name="P20">usar operaciones simples y baratas </text:p>
        </text:list-item>
        <text:list-item>
          <text:p text:style-name="P19">evitar cálculos intensivos innecesarios </text:p>
        </text:list-item>
      </text:list>
      <text:p text:style-name="Text_20_body">Esto permite operar de forma sostenible.</text:p>
      <text:p text:style-name="Horizontal_20_Line"/>
      <text:h text:style-name="Heading_20_3" text:outline-level="3">3.3. Representaciones estables</text:h>
      <text:p text:style-name="Text_20_body">Si mantener orden cuesta energía:</text:p>
      <text:list xml:id="list1031914246" text:style-name="L10">
        <text:list-item>
          <text:p text:style-name="P22">las representaciones deben ser robustas </text:p>
        </text:list-item>
        <text:list-item>
          <text:p text:style-name="P22"><text:soft-page-break/>no deben requerir refresco constante </text:p>
        </text:list-item>
        <text:list-item>
          <text:p text:style-name="P21">deben tolerar pequeñas perturbaciones </text:p>
        </text:list-item>
      </text:list>
      <text:p text:style-name="Text_20_body">Esto reduce el coste de mantenimiento.</text:p>
      <text:p text:style-name="Horizontal_20_Line"/>
      <text:h text:style-name="Heading_20_3" text:outline-level="3">3.4. Minimización del borrado</text:h>
      <text:p text:style-name="Text_20_body">Dado que borrar información tiene un coste mínimo:</text:p>
      <text:list xml:id="list1174012005" text:style-name="L11">
        <text:list-item>
          <text:p text:style-name="P24">se reutilizan estructuras </text:p>
        </text:list-item>
        <text:list-item>
          <text:p text:style-name="P24">se transforman representaciones en lugar de destruirlas </text:p>
        </text:list-item>
        <text:list-item>
          <text:p text:style-name="P23">se evita el borrado masivo </text:p>
        </text:list-item>
      </text:list>
      <text:p text:style-name="Text_20_body">Esto reduce el coste termodinámico total.</text:p>
      <text:p text:style-name="Horizontal_20_Line"/>
      <text:h text:style-name="Heading_20_3" text:outline-level="3">3.5. Flujo constante de disipación</text:h>
      <text:p text:style-name="Text_20_body">La arquitectura óptima:</text:p>
      <text:list xml:id="list411422294" text:style-name="L12">
        <text:list-item>
          <text:p text:style-name="P26">permite disipar calor de forma continua </text:p>
        </text:list-item>
        <text:list-item>
          <text:p text:style-name="P26">evita cuellos de botella térmicos </text:p>
        </text:list-item>
        <text:list-item>
          <text:p text:style-name="P25">organiza el sistema para que el calor fluya hacia afuera </text:p>
        </text:list-item>
      </text:list>
      <text:p text:style-name="Text_20_body">Esto evita colapsos térmicos.</text:p>
      <text:p text:style-name="Horizontal_20_Line"/>
      <text:h text:style-name="Heading_20_3" text:outline-level="3">3.6. Operación incremental</text:h>
      <text:p text:style-name="Text_20_body">En lugar de recalcular todo desde cero:</text:p>
      <text:list xml:id="list343290621" text:style-name="L13">
        <text:list-item>
          <text:p text:style-name="P28">se actualizan solo las partes necesarias </text:p>
        </text:list-item>
        <text:list-item>
          <text:p text:style-name="P28">se evitan recomputaciones completas </text:p>
        </text:list-item>
        <text:list-item>
          <text:p text:style-name="P27">se reduce el calor generado por operación </text:p>
        </text:list-item>
      </text:list>
      <text:p text:style-name="Text_20_body">Esto minimiza el coste energético y térmico.</text:p>
      <text:p text:style-name="Horizontal_20_Line"/>
      <text:h text:style-name="Heading_20_3" text:outline-level="3">3.7. Estados atractores de baja energía</text:h>
      <text:p text:style-name="Text_20_body">El sistema debe tender naturalmente a estados:</text:p>
      <text:list xml:id="list1270912416" text:style-name="L14">
        <text:list-item>
          <text:p text:style-name="P30">estables </text:p>
        </text:list-item>
        <text:list-item>
          <text:p text:style-name="P30">de bajo coste energético </text:p>
        </text:list-item>
        <text:list-item>
          <text:p text:style-name="P30">fáciles de mantener </text:p>
        </text:list-item>
        <text:list-item>
          <text:p text:style-name="P29">resistentes a perturbaciones </text:p>
        </text:list-item>
      </text:list>
      <text:p text:style-name="Text_20_body">Esto convierte la estabilidad en una propiedad emergente, no forzada.</text:p>
      <text:p text:style-name="Horizontal_20_Line"><text:soft-page-break/></text:p>
      <text:h text:style-name="Heading_20_2" text:outline-level="2">4. Resumen lógico del punto</text:h>
      <text:p text:style-name="Text_20_body">Podemos condensarlo así:</text:p>
      <text:p text:style-name="Quotations">Dado que todo proceso genera calor, mantener orden cuesta energía<text:line-break/>y la entropía siempre aumenta,<text:line-break/>la arquitectura que minimiza el impacto del límite termodinámico es aquella que:</text:p>
      <text:list xml:id="list3700063272" text:style-name="L15">
        <text:list-item>
          <text:p text:style-name="P2">distribuye el procesamiento </text:p>
        </text:list-item>
        <text:list-item>
          <text:p text:style-name="P2">opera con baja potencia por unidad </text:p>
        </text:list-item>
        <text:list-item>
          <text:p text:style-name="P2">usa representaciones estables </text:p>
        </text:list-item>
        <text:list-item>
          <text:p text:style-name="P2">minimiza el borrado de información </text:p>
        </text:list-item>
        <text:list-item>
          <text:p text:style-name="P2">disipa calor de forma continua </text:p>
        </text:list-item>
        <text:list-item>
          <text:p text:style-name="P2">actualiza de forma incremental </text:p>
        </text:list-item>
        <text:list-item>
          <text:p text:style-name="P1">se organiza alrededor de estados atractores de baja energía </text:p>
        </text:list-item>
      </text:list>
      <text:p text:style-name="Text_20_body">Esto es pura teoría de sistemas bajo restricciones físicas.<text:line-break/>Más adelante, la revelación será que <text:span text:style-name="Strong_20_Emphasis">la vida encarna exactamente esta arquitectura</text:span>, pero por ahora seguimos en lógica pura.</text:p>
      <text:p text:style-name="Horizontal_20_Line"/>
      <text:p text:style-name="Text_20_body">¿Continuamos con el punto 10 — Límites de causalidad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9:12:07.732000000</meta:creation-date>
    <dc:date>2026-04-03T19:12:40.425000000</dc:date>
    <meta:editing-duration>PT32S</meta:editing-duration>
    <meta:editing-cycles>1</meta:editing-cycles>
    <meta:document-statistic meta:table-count="0" meta:image-count="0" meta:object-count="0" meta:page-count="5" meta:paragraph-count="113" meta:word-count="793" meta:character-count="5105" meta:non-whitespace-character-count="4422"/>
    <meta:generator>LibreOffice/7.3.5.2$Windows_X86_64 LibreOffice_project/184fe81b8c8c30d8b5082578aee2fed2ea847c01</meta:generator>
  </office:meta>
</office:document-meta>
</file>